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ArialBlack" svg:font-family="ArialBlack"/>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left="-0.026cm" fo:margin-right="0cm" fo:text-indent="0cm" style:auto-text-indent="false"/>
    </style:style>
    <style:style style:name="P2" style:family="paragraph" style:parent-style-name="Standard">
      <style:paragraph-properties fo:margin-left="-0.026cm" fo:margin-right="0cm" fo:text-indent="0cm" style:auto-text-indent="false"/>
    </style:style>
    <style:style style:name="P3" style:family="paragraph" style:parent-style-name="Standard">
      <style:paragraph-properties fo:margin-left="-0.026cm" fo:margin-right="0cm" fo:text-align="center" style:justify-single-word="false" fo:text-indent="0cm"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026cm" fo:margin-right="0cm" fo:text-align="center" style:justify-single-word="false" fo:text-indent="0cm" style:auto-text-indent="false"/>
      <style:text-properties fo:font-size="16pt" style:font-size-asian="16pt" style:font-size-complex="16pt"/>
    </style:style>
    <style:style style:name="P5" style:family="paragraph" style:parent-style-name="Standard">
      <style:paragraph-properties fo:margin-left="-0.026cm" fo:margin-right="0cm" fo:text-align="center" style:justify-single-word="false" fo:text-indent="0cm" style:auto-text-indent="false"/>
      <style:text-properties fo:font-size="22pt" fo:font-weight="bold" style:font-size-asian="22pt" style:font-weight-asian="bold" style:font-size-complex="22pt" style:font-weight-complex="bold"/>
    </style:style>
    <style:style style:name="P6" style:family="paragraph" style:parent-style-name="Standard">
      <style:paragraph-properties fo:margin-left="-0.026cm" fo:margin-right="0cm" fo:text-align="center" style:justify-single-word="false" fo:text-indent="0cm" style:auto-text-indent="false"/>
      <style:text-properties style:font-name="Times New Roman" fo:font-size="20pt" fo:font-weight="bold" style:font-name-asian="ArialBlack" style:font-size-asian="20pt" style:font-weight-asian="bold" style:font-name-complex="ArialBlack" style:font-size-complex="20pt" style:font-weight-complex="bold"/>
    </style:style>
    <style:style style:name="P7" style:family="paragraph" style:parent-style-name="Standard">
      <style:paragraph-properties fo:margin-left="-0.026cm" fo:margin-right="0cm" fo:text-align="center" style:justify-single-word="false" fo:text-indent="0cm" style:auto-text-indent="false"/>
      <style:text-properties style:font-name="ArialBlack" fo:font-size="14pt" fo:font-weight="bold" style:font-name-asian="ArialBlack" style:font-size-asian="14pt" style:font-weight-asian="bold" style:font-name-complex="ArialBlack" style:font-size-complex="14pt" style:font-weight-complex="bold"/>
    </style:style>
    <style:style style:name="P8" style:family="paragraph" style:parent-style-name="Standard">
      <style:paragraph-properties fo:margin-left="-0.026cm" fo:margin-right="0cm" fo:text-align="center" style:justify-single-word="false" fo:text-indent="0cm" style:auto-text-indent="false"/>
      <style:text-properties style:font-name="Times New Roman" fo:font-size="14pt" fo:font-weight="bold" style:font-name-asian="ArialBlack" style:font-size-asian="14pt" style:font-weight-asian="bold" style:font-name-complex="ArialBlack" style:font-size-complex="14pt" style:font-weight-complex="bold"/>
    </style:style>
    <style:style style:name="P9" style:family="paragraph" style:parent-style-name="Standard">
      <style:paragraph-properties fo:margin-left="-0.026cm" fo:margin-right="0cm" fo:text-align="center" style:justify-single-word="false" fo:text-indent="0cm" style:auto-text-indent="false"/>
      <style:text-properties style:font-name="Times New Roman" fo:font-size="12pt" fo:font-weight="bold" style:font-name-asian="ArialBlack" style:font-size-asian="12pt" style:font-weight-asian="bold" style:font-name-complex="ArialBlack" style:font-size-complex="12pt" style:font-weight-complex="bold"/>
    </style:style>
    <style:style style:name="P10" style:family="paragraph" style:parent-style-name="Standard">
      <style:paragraph-properties fo:margin-left="-0.026cm" fo:margin-right="0cm" fo:text-align="center" style:justify-single-word="false" fo:text-indent="0cm" style:auto-text-indent="false"/>
      <style:text-properties fo:color="#000000" style:font-name="Times New Roman" fo:font-size="14pt" fo:font-weight="bold" style:font-name-asian="ArialBlack" style:font-size-asian="14pt" style:font-weight-asian="bold" style:font-name-complex="ArialBlack" style:font-size-complex="14pt" style:font-weight-complex="bold"/>
    </style:style>
    <style:style style:name="P11" style:family="paragraph" style:parent-style-name="Standard">
      <style:paragraph-properties fo:text-align="start" style:justify-single-word="false" style:text-autospace="none">
        <style:tab-stops>
          <style:tab-stop style:position="6.244cm"/>
        </style:tab-stops>
      </style:paragraph-properties>
      <style:text-properties style:font-name="Times New Roman" fo:font-size="14pt" fo:font-weight="bold" style:font-name-asian="ArialBlack" style:font-size-asian="14pt" style:font-weight-asian="bold" style:font-name-complex="ArialBlack" style:font-size-complex="14pt" style:font-weight-complex="bold"/>
    </style:style>
    <style:style style:name="P12"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6pt" style:text-underline-style="none" fo:font-weight="bold" style:font-name-asian="ArialBlack" style:font-size-asian="16pt" style:font-weight-asian="bold" style:font-name-complex="ArialBlack" style:font-size-complex="16pt" style:font-weight-complex="bold"/>
    </style:style>
    <style:style style:name="P13" style:family="paragraph" style:parent-style-name="Text_20_body">
      <style:paragraph-properties fo:text-align="start" style:justify-single-word="false" style:text-autospace="none">
        <style:tab-stops>
          <style:tab-stop style:position="6.244cm"/>
        </style:tab-stops>
      </style:paragraph-properties>
      <style:text-properties fo:color="#000000" style:font-name="Times New Roman" fo:font-size="12pt" fo:font-weight="normal" style:font-name-asian="ArialBlack" style:font-size-asian="12pt" style:font-weight-asian="normal" style:font-name-complex="ArialBlack" style:font-size-complex="12pt" style:font-weight-complex="normal"/>
    </style:style>
    <style:style style:name="P14" style:family="paragraph" style:parent-style-name="Text_20_body">
      <style:paragraph-properties fo:text-align="start" style:justify-single-word="false" style:text-autospace="none">
        <style:tab-stops>
          <style:tab-stop style:position="6.244cm"/>
        </style:tab-stops>
      </style:paragraph-properties>
      <style:text-properties fo:font-size="14pt" fo:font-weight="bold" style:font-size-asian="14pt" style:font-weight-asian="bold" style:font-size-complex="14pt" style:font-weight-complex="bold"/>
    </style:style>
    <style:style style:name="P15" style:family="paragraph" style:parent-style-name="Text_20_body">
      <style:text-properties fo:font-size="14pt" fo:font-weight="bold" style:font-size-asian="14pt" style:font-weight-asian="bold" style:font-size-complex="14pt" style:font-weight-complex="bold"/>
    </style:style>
    <style:style style:name="P16" style:family="paragraph" style:parent-style-name="Text_20_body">
      <style:text-properties fo:font-size="16pt" fo:font-weight="bold" style:font-size-asian="16pt" style:font-weight-asian="bold" style:font-size-complex="16pt" style:font-weight-complex="bold"/>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paragraph-properties fo:margin-left="0cm" fo:margin-right="0cm" fo:line-height="150%" fo:text-indent="0cm" style:auto-text-indent="false"/>
      <style:text-properties fo:font-weight="normal"/>
    </style:style>
    <style:style style:name="P19" style:family="paragraph" style:parent-style-name="Text_20_body">
      <style:paragraph-properties fo:margin-left="0cm" fo:margin-right="0cm" fo:line-height="150%" fo:text-indent="0cm" style:auto-text-indent="false"/>
    </style:style>
    <style:style style:name="P20" style:family="paragraph" style:parent-style-name="Text_20_body">
      <style:paragraph-properties fo:margin-left="0.75cm" fo:margin-right="0cm" fo:line-height="150%" fo:text-indent="0cm" style:auto-text-indent="false"/>
      <style:text-properties fo:font-weight="normal"/>
    </style:style>
    <style:style style:name="P21" style:family="paragraph" style:parent-style-name="Text_20_body">
      <style:paragraph-properties fo:margin-left="0.75cm" fo:margin-right="0cm" fo:line-height="150%" fo:text-indent="0.499cm" style:auto-text-indent="false"/>
      <style:text-properties fo:font-weight="normal"/>
    </style:style>
    <style:style style:name="P22" style:family="paragraph" style:parent-style-name="Text_20_body">
      <style:paragraph-properties fo:margin-left="0cm" fo:margin-right="0cm" fo:line-height="150%" fo:text-indent="0.75cm" style:auto-text-indent="false"/>
      <style:text-properties fo:font-weight="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size="12pt" style:font-size-asian="12pt" style:font-size-complex="12pt"/>
    </style:style>
    <style:style style:name="P25" style:family="paragraph" style:parent-style-name="Text_20_body">
      <style:paragraph-properties>
        <style:tab-stops>
          <style:tab-stop style:position="1.21cm"/>
        </style:tab-stops>
      </style:paragraph-properties>
    </style:style>
    <style:style style:name="P26" style:family="paragraph" style:parent-style-name="Text_20_body">
      <style:paragraph-properties fo:margin-left="0cm" fo:margin-right="0cm" fo:line-height="150%" fo:text-indent="0cm" style:auto-text-indent="false"/>
      <style:text-properties fo:font-weight="bold" style:font-weight-asian="bold" style:font-weight-complex="bold"/>
    </style:style>
    <style:style style:name="P27" style:family="paragraph" style:parent-style-name="Text_20_body">
      <style:paragraph-properties fo:margin-left="1.259cm" fo:margin-right="0cm" fo:line-height="150%" fo:text-indent="-0.63cm" style:auto-text-indent="false"/>
    </style:style>
    <style:style style:name="P28" style:family="paragraph" style:parent-style-name="Text_20_body">
      <style:paragraph-properties fo:margin-left="0cm" fo:margin-right="0cm" fo:line-height="150%" fo:text-indent="0cm" style:auto-text-indent="false" fo:keep-with-next="always"/>
      <style:text-properties fo:font-weight="bold" style:font-weight-asian="bold" style:font-weight-complex="bold"/>
    </style:style>
    <style:style style:name="P29" style:family="paragraph" style:parent-style-name="Standard">
      <style:paragraph-properties fo:text-align="start" style:justify-single-word="false" style:text-autospace="none">
        <style:tab-stops>
          <style:tab-stop style:position="6.244cm"/>
        </style:tab-stops>
      </style:paragraph-properties>
      <style:text-properties fo:color="#000000" style:font-name="Times New Roman" fo:font-size="12pt" fo:font-weight="normal" style:font-name-asian="ArialBlack" style:font-size-asian="12pt" style:font-weight-asian="normal" style:font-name-complex="ArialBlack" style:font-size-complex="12pt" style:font-weight-complex="normal"/>
    </style:style>
    <style:style style:name="T1" style:family="text">
      <style:text-properties fo:font-size="20pt" style:font-size-asian="20pt" style:font-size-complex="20pt"/>
    </style:style>
    <style:style style:name="T2" style:family="text">
      <style:text-properties fo:color="#000000" style:font-name="Times New Roman" fo:font-size="12pt" style:text-underline-style="none" fo:font-weight="bold" style:font-name-asian="ArialBlack" style:font-size-asian="12pt" style:font-weight-asian="bold" style:font-name-complex="ArialBlack" style:font-size-complex="12pt" style:font-weight-complex="bold"/>
    </style:style>
    <style:style style:name="T3" style:family="text">
      <style:text-properties fo:color="#000080" fo:font-size="12pt"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color="#000000" fo:font-size="12pt" style:text-underline-style="none" fo:font-weight="bold" style:font-size-asian="12pt" style:font-weight-asian="bold" style:font-size-complex="12pt" style:font-weight-complex="bold"/>
    </style:style>
    <style:style style:name="T5" style:family="text">
      <style:text-properties fo:font-variant="normal" fo:text-transform="none"/>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Symbol"/>
    </style:style>
    <style:style style:name="T8" style:family="text">
      <style:text-properties fo:font-variant="normal" fo:text-transform="none" style:font-name="Symbol"/>
    </style:style>
    <style:style style:name="T9"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3"><text:span text:style-name="T1">SOFTWAROVÝ PROJEKT</text:span> </text:p>
      <text:p text:style-name="P4"/>
      <text:p text:style-name="P4"/>
      <text:p text:style-name="P5">DINOSAURUS</text:p>
      <text:p text:style-name="P3"/>
      <text:p text:style-name="P3"/>
      <text:p text:style-name="P6">SPSY (Specifikace požadavků na systém)</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Martin Lukeš</text:p>
      <text:p text:style-name="P11"><text:a xlink:type="simple" xlink:href="mailto:lukesma4@feld.cvut.cz"><text:span text:style-name="T2"><text:tab/>(</text:span></text:a><text:a xlink:type="simple" xlink:href="mailto:lukesma4@feld.cvut.cz"><text:span text:style-name="T3">lukesma4@feld.cvut.cz</text:span></text:a><text:a xlink:type="simple" xlink:href="mailto:lukesma4@feld.cvut.cz"><text:span text:style-name="T4">)</text:span></text:a></text:p>
      <text:p text:style-name="P11"><text:a xlink:type="simple" xlink:href="mailto:lukesma4@feld.cvut.cz"><text:span text:style-name="T4"/></text:a></text:p>
      <text:p text:style-name="P11"><text:a xlink:type="simple" xlink:href="mailto:lukesma4@feld.cvut.cz"><text:span text:style-name="T4"/></text:a></text:p>
      <text:p text:style-name="P11"><text:a xlink:type="simple" xlink:href="mailto:lukesma4@feld.cvut.cz"><text:span text:style-name="T4"/></text:a></text:p>
      <text:p text:style-name="P11"><text:a xlink:type="simple" xlink:href="mailto:lukesma4@feld.cvut.cz"><text:span text:style-name="T4"/></text:a></text:p>
      <text:p text:style-name="P12">1 Rozbor částí stránky</text:p>
      <text:p text:style-name="P12"/>
      <text:p text:style-name="P13">Stránka je vytvořena plně validním XHTML kódem. Design stránky je vytvořen pomocí kaskádových stylů, takže stránka není rozdělena na framy ani rozdělena do tabulek. Design je vytvořen primitivně jen základními barvami a je největší slabinou stránek. Celá stránka se dělí do tři částí:</text:p>
      <text:p text:style-name="P13"/>
      <text:p text:style-name="P14"><text:bookmark text:name="_Toc195582128"/>1.1<text:span text:style-name="T5"> </text:span>Top (id hornimenu)</text:p>
      <text:p text:style-name="Text_20_body">Hlavička stránky, obsahuje nadpis a možnost volby skinu.</text:p>
      <text:p text:style-name="Text_20_body"/>
      <text:p text:style-name="P15">1.2<text:span text:style-name="T5"> Levé </text:span>Menu (id levemenu)</text:p>
      <text:p text:style-name="Text_20_body">Obsahuje odkazy na jednotlivé části stránky, jako jsou: Úvod, Vymření, Mapa stránek, Obrázky, Formulář a Rekordy.</text:p>
      <text:p text:style-name="Text_20_body"/>
      <text:p text:style-name="P15">1.3 <text:span text:style-name="T5">Centrální část (id clanek)</text:span></text:p>
      <text:p text:style-name="Text_20_body">Střední část stránky, kde se zobrazuje její základní obsah, tato část  se jediná mění.</text:p>
      <text:p text:style-name="Text_20_body"/>
      <text:p text:style-name="Text_20_body"/>
      <text:p text:style-name="Text_20_body"/>
      <text:p text:style-name="P16">2<text:span text:style-name="T5"> </text:span>Základy HTML</text:p>
      <text:p text:style-name="P16"/>
      <text:p text:style-name="P15">2.1Tagy</text:p>
      <text:p text:style-name="P17">V html zdrojových kódech rozlišujeme dva typy tagů (značek). Tagy se zapisují pomocí ostrých závorek, např. &lt;tag&gt;. Tagy mohou být párové (&lt;tag&gt;vnitřek tagu&lt;/tag&gt;) a nepárové. Tagy se používají i v jiných jazycích, zejm. v XML.</text:p>
      <text:p text:style-name="P15"/>
      <text:p text:style-name="P15"><text:s/></text:p>
      <text:p text:style-name="P18"/>
      <text:p text:style-name="P18"/>
      <text:p text:style-name="P18"/>
      <text:p text:style-name="P18"/>
      <text:p text:style-name="P18"/>
      <text:p text:style-name="P18"/>
      <text:p text:style-name="P19"><text:span text:style-name="T6">2.2 </text:span><text:s/><text:span text:style-name="T6">Základní struktura HTML:</text:span></text:p>
      <text:p text:style-name="P18">&lt;html&gt;</text:p>
      <text:p text:style-name="P20">&lt;head&gt;</text:p>
      <text:p text:style-name="P21">&lt;title&gt;&lt;/title&gt;</text:p>
      <text:p text:style-name="P22">&lt;/head&gt;</text:p>
      <text:p text:style-name="P22">&lt;body&gt;</text:p>
      <text:p text:style-name="P18"><text:s text:c="8"/>&lt;/body&gt;</text:p>
      <text:p text:style-name="P18">&lt;/html&gt;</text:p>
      <text:p text:style-name="P18"/>
      <text:p text:style-name="P23">2.2.1<text:span text:style-name="T5">        </text:span>&lt;html&gt; a &lt;/html&gt;</text:p>
      <text:p text:style-name="Text_20_body">Začátek dokumentu a k němu párový tag označující konec dokumentu.</text:p>
      <text:p text:style-name="Text_20_body"/>
      <text:p text:style-name="P23">2.2.2<text:span text:style-name="T5">        </text:span>&lt;head&gt; a &lt;/head&gt;</text:p>
      <text:p text:style-name="Text_20_body">Začátek a konec hlavičky, která se sice nezobrazuje, ale obsahuje některé důležité údaje jako je název stránky (title, který se může lišit od jména souboru, v kterém je napsaný zdrojový kód), odkaz na css soubor určující rozložení jednotlivých komponent stránky, odkaz na externí soubor Javascriptu či samotný Javascript nebo css.</text:p>
      <text:p text:style-name="Text_20_body"/>
      <text:p text:style-name="P23">2.2.3<text:span text:style-name="T5">        </text:span>&lt;body&gt;</text:p>
      <text:p text:style-name="Text_20_body">Tag, kterým začíná vlastní tělo dokumentu. Co je mezi &lt;body&gt; a &lt;/body&gt;, se bude zobrazov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text:span text:style-name="T5">3      </text:span>Základy kaskádových stylů</text:p>
      <text:p text:style-name="P24"/>
      <text:p text:style-name="P25"><text:tab/>CSS vzniklo někdy kolem roku 1997. Je to kolekce metod pro grafickou úpravu webových stránek. Ta zkratka znamená Cascading Style Sheets, česky "kaskádové styly". Kaskádové, protože se na sebe mohou vrstvit definice stylu, ale platí jenom ta poslední. </text:p>
      <text:p text:style-name="P25"><text:tab/>CSS se využívá k formátování obsahu HTML, XHTML a XML dokumentů. Styly umožňují přesně určit, jak bude který element vypadat. </text:p>
      <text:p text:style-name="Text_20_body"/>
      <text:p text:style-name="P23">3.1<text:span text:style-name="T5">        </text:span>Připojení stylu k dokumentu</text:p>
      <text:p text:style-name="Text_20_body">Styl můžeme k dokumentu připojit třemi způsoby. Můžeme jej definovat přímo v dokumentu, v externím souboru nebo přímo u elementů. Tyto způsoby můžeme i kombinovat. </text:p>
      <text:p text:style-name="Text_20_body"/>
      <text:p text:style-name="P26">3.1.1<text:span text:style-name="T5">    </text:span>Definování stylu uvnitř dokumentu</text:p>
      <text:p text:style-name="Text_20_body">Můžeme provést opět v tagu style, kam tentokrát místo odkazu na externí styl umístíme přímo definici stylu.</text:p>
      <text:p text:style-name="Text_20_body">&lt;style type="text/css"&gt;body {color: blue}&lt;/style&gt;</text:p>
      <text:p text:style-name="Text_20_body"/>
      <text:p text:style-name="P23">3.1.2<text:span text:style-name="T5">    </text:span>Externí soubor</text:p>
      <text:p text:style-name="Text_20_body">Pokud chceme mít styl uložený v externím souboru (což je velmi výhodné při používání jednoho stylu pro více dokumentů), v nějakém textovém editoru uložíme námi definovaný styl do souboru s příponou CSS. Ten pak připojíme k dokumentu zápisem v hlavičce (tj. mezi tagy &lt;head&gt; a &lt;/head&gt;) a to:</text:p>
      <text:p text:style-name="Text_20_body"><text:span text:style-name="T7">·</text:span><text:span text:style-name="T8">        </text:span>V tagu link:</text:p>
      <text:p text:style-name="Text_20_body">&lt;link rel="stylesheet" type="text/css" href="styl.css" /&gt;</text:p>
      <text:p text:style-name="Text_20_body"><text:span text:style-name="T7">·</text:span><text:span text:style-name="T8">        </text:span>V tagu style:</text:p>
      <text:p text:style-name="Text_20_body">&lt;style type="text/css"&gt;@import "styl.css";&lt;/style&gt;</text:p>
      <text:p text:style-name="P27"/>
      <text:p text:style-name="P25">Tento způsob je nejspíše ze všech nejvůhodnější – můžeme opakovaně používat jednotlivý css soubor, takže pro nás nebude problém měnit vzhled celé stránky během několika vteřin. </text:p>
      <text:p text:style-name="P25"/>
      <text:p text:style-name="P28">3.1.3<text:span text:style-name="T5">    </text:span>Definování přímo do jednotlivých elementů</text:p>
      <text:p text:style-name="Text_20_body">&lt;h1 "style=color: green"&gt;nadpis&lt;/h1&gt;</text:p>
      <text:p text:style-name="Text_20_body">Ač tento způsob nepatří k nejefektivnějším, občas se mu nevyhneme.</text:p>
      <text:p text:style-name="Text_20_body"/>
      <text:p text:style-name="Text_20_body"/>
      <text:p text:style-name="P23">3.2<text:span text:style-name="T5">        </text:span>Formátování elementů</text:p>
      <text:p text:style-name="Text_20_body">Styl se skládá z pravidel pro jednotlivé elementy, které mají být formátovány. Každé takové pravidlo má dvě části, <text:span text:style-name="T9">selektor</text:span> (název elementu, pro který má toto pravidlo platit) a <text:span text:style-name="T9">deklaraci</text:span> (co pro něj má platit). Deklarace je uzavřena do složených závorek. V deklaraci určujeme vlastnost a její hodnotu. Zápis vypadá takto:</text:p>
      <text:p text:style-name="Text_20_body">selektor {vlastnost: hodnota_vlastnosti}</text:p>
      <text:p text:style-name="Text_20_body"/>
      <text:p text:style-name="Text_20_body"/>
      <text:p text:style-name="P15">4 Kódování stránky</text:p>
      <text:p text:style-name="P29">Kódování stránky je v UTF-8, čímž odpadají problémy s chybně zobrazovanými znaky v jiných operačních systémech. </text:p>
      <text:p text:style-name="Text_20_body"/>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ArialBlack" svg:font-family="ArialBlack"/>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Footer" style:list-style-name="L1">
      <style:paragraph-properties fo:text-align="center" style:justify-single-word="false"/>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left">Skupina 212<text:tab/>SPSY <text:tab/>Martin Lukeš</text:p>
      </style:header>
      <style:header-left>
        <text:p text:style-name="Header_20_left">Skupina 212<text:tab/>SPSY <text:tab/>Martin Lukeš</text:p>
      </style:header-left>
      <style:footer>
        <text:p text:style-name="P1"><text:page-number text:select-page="current">5</text:page-number></text:p>
      </style:footer>
      <style:footer-left>
        <text:list text:style-name="L1">
          <text:list-header>
            <text:p text:style-name="P2"><text:page-number text:select-page="current">5</text:page-number></text:p>
          </text:list-header>
        </text:list>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5-30T09:31:12</meta:creation-date>
    <dc:date>2009-05-31T22:05:43</dc:date>
    <dc:language>cs-CZ</dc:language>
    <meta:editing-cycles>12</meta:editing-cycles>
    <meta:editing-duration>PT4H57M6S</meta:editing-duration>
    <meta:user-defined meta:name="Info 1"/>
    <meta:user-defined meta:name="Info 2"/>
    <meta:user-defined meta:name="Info 3"/>
    <meta:user-defined meta:name="Info 4"/>
    <meta:document-statistic meta:table-count="0" meta:image-count="0" meta:object-count="0" meta:page-count="5" meta:paragraph-count="58" meta:word-count="577" meta:character-count="3833"/>
  </office:meta>
</office:document-meta>
</file>